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.3937in" fo:margin-right="0.3937in" fo:text-indent="0in" style:auto-text-indent="false"/>
    </style:style>
    <style:style style:name="P2" style:family="paragraph" style:parent-style-name="Preformatted_20_Text">
      <style:paragraph-properties fo:margin-left="0.3937in" fo:margin-right="0.3937in" fo:text-indent="0in" style:auto-text-indent="false"/>
      <style:text-properties fo:color="#000000" fo:font-size="9pt" style:font-size-asian="9pt" style:font-size-complex="9pt"/>
    </style:style>
    <style:style style:name="P3" style:family="paragraph" style:parent-style-name="Preformatted_20_Text">
      <style:paragraph-properties fo:margin-left="0.3937in" fo:margin-right="0.3937in" fo:text-indent="0in" style:auto-text-indent="false"/>
      <style:text-properties fo:font-size="9pt" style:font-size-asian="9pt" style:font-size-complex="9pt"/>
    </style:style>
    <style:style style:name="P4" style:family="paragraph" style:parent-style-name="Preformatted_20_Text">
      <style:paragraph-properties fo:margin-left="0.3937in" fo:margin-right="0.3937in" fo:margin-top="0in" fo:margin-bottom="0.1965in" style:contextual-spacing="false" fo:text-indent="0in" style:auto-text-indent="false"/>
      <style:text-properties fo:color="#000000" fo:font-size="9pt" style:font-size-asian="9pt" style:font-size-complex="9pt"/>
    </style:style>
    <style:style style:name="P5" style:family="paragraph" style:parent-style-name="Preformatted_20_Text">
      <style:paragraph-properties fo:margin-left="0.3937in" fo:margin-right="0.3937in" fo:margin-top="0in" fo:margin-bottom="0.1965in" style:contextual-spacing="false" fo:text-indent="0in" style:auto-text-indent="false"/>
      <style:text-properties fo:font-size="9pt" style:font-size-asian="9pt" style:font-size-complex="9pt"/>
    </style:style>
    <style:style style:name="P6" style:family="paragraph" style:parent-style-name="Standard">
      <style:text-properties fo:font-size="9pt" officeooo:paragraph-rsid="000281b4" style:font-size-asian="9pt" style:font-size-complex="9pt"/>
    </style:style>
    <style:style style:name="P7" style:family="paragraph" style:parent-style-name="Standard">
      <style:text-properties fo:font-size="9pt" officeooo:rsid="00038b1a" officeooo:paragraph-rsid="00038b1a" style:font-size-asian="9pt" style:font-size-complex="9pt"/>
    </style:style>
    <style:style style:name="P8" style:family="paragraph" style:parent-style-name="Standard">
      <style:text-properties fo:font-size="9pt" officeooo:rsid="0005233f" officeooo:paragraph-rsid="0005233f" style:font-size-asian="9pt" style:font-size-complex="9pt"/>
    </style:style>
    <style:style style:name="P9" style:family="paragraph" style:parent-style-name="Standard">
      <style:text-properties fo:font-size="9pt" officeooo:rsid="00055faf" officeooo:paragraph-rsid="00055faf" style:font-size-asian="9pt" style:font-size-complex="9pt"/>
    </style:style>
    <style:style style:name="P10" style:family="paragraph" style:parent-style-name="Standard">
      <style:text-properties fo:font-size="9pt" officeooo:rsid="0005a226" officeooo:paragraph-rsid="0005a226" style:font-size-asian="9pt" style:font-size-complex="9pt"/>
    </style:style>
    <style:style style:name="P11" style:family="paragraph" style:parent-style-name="Standard">
      <style:text-properties fo:font-size="9pt" officeooo:rsid="0006650e" officeooo:paragraph-rsid="0006650e" style:font-size-asian="9pt" style:font-size-complex="9pt"/>
    </style:style>
    <style:style style:name="P12" style:family="paragraph" style:parent-style-name="Preformatted_20_Text">
      <style:text-properties fo:color="#000000" fo:font-size="9pt" officeooo:rsid="0005233f" officeooo:paragraph-rsid="0005233f" style:font-size-asian="9pt" style:font-size-complex="9pt"/>
    </style:style>
    <style:style style:name="P13" style:family="paragraph" style:parent-style-name="Preformatted_20_Text">
      <style:text-properties fo:color="#000000" fo:font-size="9pt" officeooo:rsid="0005a226" officeooo:paragraph-rsid="0005a226" style:font-size-asian="9pt" style:font-size-complex="9pt"/>
    </style:style>
    <style:style style:name="P14" style:family="paragraph" style:parent-style-name="Preformatted_20_Text">
      <style:text-properties fo:font-size="9pt" style:font-size-asian="9pt" style:font-size-complex="9pt"/>
    </style:style>
    <style:style style:name="P15" style:family="paragraph" style:parent-style-name="Preformatted_20_Text">
      <style:text-properties fo:font-size="9pt" officeooo:rsid="00016219" officeooo:paragraph-rsid="00016219" style:font-size-asian="9pt" style:font-size-complex="9pt"/>
    </style:style>
    <style:style style:name="P16" style:family="paragraph" style:parent-style-name="Preformatted_20_Text">
      <style:text-properties fo:font-size="9pt" officeooo:rsid="00038b1a" officeooo:paragraph-rsid="00038b1a" style:font-size-asian="9pt" style:font-size-complex="9pt"/>
    </style:style>
    <style:style style:name="P17" style:family="paragraph" style:parent-style-name="Preformatted_20_Text">
      <style:text-properties fo:font-size="9pt" officeooo:rsid="00055faf" officeooo:paragraph-rsid="00055faf" style:font-size-asian="9pt" style:font-size-complex="9pt"/>
    </style:style>
    <style:style style:name="P18" style:family="paragraph" style:parent-style-name="Preformatted_20_Text">
      <style:text-properties fo:font-size="9pt" officeooo:rsid="0006650e" officeooo:paragraph-rsid="0006650e" style:font-size-asian="9pt" style:font-size-complex="9pt"/>
    </style:style>
    <style:style style:name="P19" style:family="paragraph" style:parent-style-name="Preformatted_20_Text">
      <style:paragraph-properties fo:margin-top="0in" fo:margin-bottom="0.1965in" style:contextual-spacing="false"/>
      <style:text-properties fo:font-size="9pt" style:font-size-asian="9pt" style:font-size-complex="9pt"/>
    </style:style>
    <style:style style:name="P20" style:family="paragraph" style:parent-style-name="Preformatted_20_Text">
      <style:paragraph-properties fo:margin-top="0in" fo:margin-bottom="0.1965in" style:contextual-spacing="false" style:border-line-width-bottom="0in 0.0102in 0.0102in" fo:padding="0.0291in" fo:border-left="none" fo:border-right="none" fo:border-top="none" fo:border-bottom="1.5pt double #000000" style:join-border="false"/>
      <style:text-properties fo:font-size="9pt" style:font-size-asian="9pt" style:font-size-complex="9pt"/>
    </style:style>
    <style:style style:name="P21" style:family="paragraph" style:parent-style-name="Preformatted_20_Text">
      <style:paragraph-properties fo:margin-left="0.7874in" fo:margin-right="0.7874in" fo:text-indent="0in" style:auto-text-indent="false"/>
      <style:text-properties fo:color="#000000" fo:font-size="9pt" style:font-size-asian="9pt" style:font-size-complex="9pt"/>
    </style:style>
    <style:style style:name="P22" style:family="paragraph" style:parent-style-name="Preformatted_20_Text">
      <style:paragraph-properties fo:margin-left="0.7874in" fo:margin-right="0.7874in" fo:text-indent="0in" style:auto-text-indent="false"/>
      <style:text-properties fo:font-size="9pt" style:font-size-asian="9pt" style:font-size-complex="9pt"/>
    </style:style>
    <style:style style:name="P23" style:family="paragraph" style:parent-style-name="Preformatted_20_Text">
      <style:paragraph-properties fo:margin-left="0.7874in" fo:margin-right="0.7874in" fo:margin-top="0in" fo:margin-bottom="0.1965in" style:contextual-spacing="false" fo:text-indent="0in" style:auto-text-indent="false"/>
      <style:text-properties fo:color="#000000" fo:font-size="9pt" style:font-size-asian="9pt" style:font-size-complex="9pt"/>
    </style:style>
    <style:style style:name="P24" style:family="paragraph" style:parent-style-name="Preformatted_20_Text">
      <style:paragraph-properties fo:margin-left="1.1811in" fo:margin-right="1.1811in" fo:text-indent="0in" style:auto-text-indent="false"/>
      <style:text-properties fo:color="#000000" fo:font-size="9pt" style:font-size-asian="9pt" style:font-size-complex="9pt"/>
    </style:style>
    <style:style style:name="P25" style:family="paragraph" style:parent-style-name="Preformatted_20_Text">
      <style:paragraph-properties fo:margin-left="1.1811in" fo:margin-right="1.1811in" fo:margin-top="0in" fo:margin-bottom="0.1965in" style:contextual-spacing="false" fo:text-indent="0in" style:auto-text-indent="false"/>
      <style:text-properties fo:color="#000000" fo:font-size="9pt" style:font-size-asian="9pt" style:font-size-complex="9pt"/>
    </style:style>
    <style:style style:name="T1" style:family="text">
      <style:text-properties officeooo:rsid="000281b4"/>
    </style:style>
    <style:style style:name="T2" style:family="text">
      <style:text-properties fo:color="#000000" fo:font-size="9pt" style:font-size-asian="9pt" style:font-size-complex="9pt"/>
    </style:style>
    <style:style style:name="T3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5">David Maus, 16.9.2012</text:p>
      <text:p text:style-name="P14"/>
      <text:p text:style-name="P14"/>
      <text:p text:style-name="P14">Table of Contents</text:p>
      <text:p text:style-name="P14">=================</text:p>
      <text:p text:style-name="P14">1 SOLR refactored</text:p>
      <text:p text:style-name="P14"><text:s text:c="4"/>1.1 The new classes</text:p>
      <text:p text:style-name="P14"><text:s text:c="8"/>1.1.1 VuFind\Service\Solr\ParamBag</text:p>
      <text:p text:style-name="P14"><text:s text:c="8"/>1.1.2 VuFind\Search\AbstractQuery, VuFind\Search\Query, VuFind\Search\QueryGroup</text:p>
      <text:p text:style-name="P14"><text:s text:c="8"/>1.1.3 VuFind\Service\Solr\QueryBuilder</text:p>
      <text:p text:style-name="P14"><text:s text:c="8"/>1.1.4 VuFind\Service\Solr\SearchHandler</text:p>
      <text:p text:style-name="P14"><text:s text:c="8"/>1.1.5 VuFind\Service\Solr\Connector</text:p>
      <text:p text:style-name="P14"><text:s text:c="4"/>1.2 Search function</text:p>
      <text:p text:style-name="P14"><text:s text:c="4"/>1.3 Things that currently not work</text:p>
      <text:p text:style-name="P14"><text:s text:c="8"/>1.3.1 Highlighting and spellchecking</text:p>
      <text:p text:style-name="P14"><text:s text:c="8"/>1.3.2 Field collapsing</text:p>
      <text:p text:style-name="P14"><text:s text:c="8"/>1.3.3 Search specs loading (maybe)</text:p>
      <text:p text:style-name="P14"><text:s text:c="8"/>1.3.4 Coercing search handler to lower-case</text:p>
      <text:p text:style-name="P14"><text:s text:c="4"/>1.4 Looking ahead</text:p>
      <text:p text:style-name="P14"><text:s text:c="8"/>1.4.1 Refactor Params, Results, Options, Records</text:p>
      <text:p text:style-name="P14"><text:s text:c="8"/>1.4.2 Connector names and classes</text:p>
      <text:p text:style-name="P14"><text:s text:c="8"/>1.4.3 Split Connector class</text:p>
      <text:p text:style-name="P14"><text:s text:c="8"/>1.4.4 Worldcat, Summon, SRU</text:p>
      <text:p text:style-name="P14"/>
      <text:p text:style-name="P14"/>
      <text:p text:style-name="P14">1 SOLR refactored</text:p>
      <text:p text:style-name="P14">==================</text:p>
      <text:p text:style-name="P14"/>
      <text:p text:style-name="P14">git://github.com/dmj/vf2.git t/refactor-solr</text:p>
      <text:p text:style-name="P14"/>
      <text:p text:style-name="P14">Based on master as of Saturday, 2012-09-15</text:p>
      <text:p text:style-name="P14"/>
      <text:p text:style-name="P14">Observe the temp hack in VuFind\Connection\Manager: The Connector is</text:p>
      <text:p text:style-name="P14">only used for play Solr connections.</text:p>
      <text:p text:style-name="P14"/>
      <text:p text:style-name="P14">1.1 The new classes</text:p>
      <text:p text:style-name="P14">--------------------</text:p>
      <text:p text:style-name="P14"/>
      <text:p text:style-name="P14">1.1.1 VuFind\Service\Solr\ParamBag</text:p>
      <text:p text:style-name="P14">~~~~~~~~~~~~~~~~~~~~~~~~~~~~~~~~~~~</text:p>
      <text:p text:style-name="P14"/>
      <text:p text:style-name="P14">A simple wrapper for request parameters with support for repeated</text:p>
      <text:p text:style-name="P14">request parameters. The function ParamBag::request() returns a</text:p>
      <text:p text:style-name="P14">numerical array with url-encoded key-value pair strings.</text:p>
      <text:p text:style-name="P14"/>
      <text:p text:style-name="P14">1.1.2 VuFind\Search\AbstractQuery, VuFind\Search\Query, VuFind\Search\QueryGroup</text:p>
      <text:p text:style-name="P14">~~~~~~~~~~~~~~~~~~~~~~~~~~~~~~~~~~~~~~~~~~~~~~~~~~~~~~~~~~~~~~~~~~~~~~~~~~~~~~~~~</text:p>
      <text:p text:style-name="P14"/>
      <text:p text:style-name="P14">abstract class AbstractQuery</text:p>
      <text:p text:style-name="P14">class Query extends AbstractQuery</text:p>
      <text:p text:style-name="P14">class QueryGroup extends AbstractQuery</text:p>
      <text:p text:style-name="P14"/>
      <text:p text:style-name="P14">Representation of the user query. A Query is the pair of a search</text:p>
      <text:p text:style-name="P14">string and a search handler. A QueryGroup is a group auf Queries</text:p>
      <text:p text:style-name="P14">combined with a boolean operator and possibly negated. The method</text:p>
      <text:p text:style-name="P14">AbstractQuery::create() creates a Query or QueryGroup based on the</text:p>
      <text:p text:style-name="P14">user search (currently VuFind\Search\Solr\Params::getSearchTerms()).</text:p>
      <text:p text:style-name="P14"/>
      <text:p text:style-name="P14">1.1.3 VuFind\Service\Solr\QueryBuilder</text:p>
      <text:p text:style-name="P14">~~~~~~~~~~~~~~~~~~~~~~~~~~~~~~~~~~~~~~~</text:p>
      <text:p text:style-name="P14"><text:soft-page-break/></text:p>
      <text:p text:style-name="P14">Builds a SOLR query based on AbstractQuery and the search</text:p>
      <text:p text:style-name="P14">configuration (currently VuFind\Search\Solr\Params).</text:p>
      <text:p text:style-name="P14"/>
      <text:p text:style-name="P14">1.1.4 VuFind\Service\Solr\SearchHandler</text:p>
      <text:p text:style-name="P14">~~~~~~~~~~~~~~~~~~~~~~~~~~~~~~~~~~~~~~~~</text:p>
      <text:p text:style-name="P14"/>
      <text:p text:style-name="P14">Implements the search handler specific rules of the search</text:p>
      <text:p text:style-name="P14">specification file.</text:p>
      <text:p text:style-name="P14"/>
      <text:p text:style-name="P14">1.1.5 VuFind\Service\Solr\Connector</text:p>
      <text:p text:style-name="P14">~~~~~~~~~~~~~~~~~~~~~~~~~~~~~~~~~~~~</text:p>
      <text:p text:style-name="P14"/>
      <text:p text:style-name="P14">Replaces VuFind\Connection\Solr.</text:p>
      <text:p text:style-name="P14"/>
      <text:p text:style-name="P14">1.2 Search function</text:p>
      <text:p text:style-name="P14">--------------------</text:p>
      <text:p text:style-name="P14"/>
      <text:p text:style-name="P14"/>
      <text:p text:style-name="P14"/>
      <text:p text:style-name="P14"><text:s text:c="2"/>/**</text:p>
      <text:p text:style-name="P14"><text:s text:c="3"/>* Execute a search.</text:p>
      <text:p text:style-name="P14"><text:s text:c="3"/>*</text:p>
      <text:p text:style-name="P14"><text:s text:c="3"/>* @param \VuFind\Search\AbstractQuery $query <text:s/>User search query</text:p>
      <text:p text:style-name="P14"><text:s text:c="3"/>* @param \VuFind\Search\Base\Params <text:s text:c="2"/>$params User search configuration</text:p>
      <text:p text:style-name="P14"><text:s text:c="3"/>* @param integer <text:s text:c="21"/>$offset Offset in result set</text:p>
      <text:p text:style-name="P14"><text:s text:c="3"/>* @param integer <text:s text:c="21"/>$limit <text:s/>Number of records to return</text:p>
      <text:p text:style-name="P14"><text:s text:c="3"/>* @param string <text:s text:c="22"/>$order <text:s/>Sort directive</text:p>
      <text:p text:style-name="P14"><text:s text:c="3"/>*</text:p>
      <text:p text:style-name="P14"><text:s text:c="3"/>* @return array <text:s text:c="30"/>An array of query results</text:p>
      <text:p text:style-name="P14"><text:s text:c="3"/>*/</text:p>
      <text:p text:style-name="P14"><text:s text:c="2"/>public function search (\VuFind\Search\AbstractQuery $query, \VuFind\Search\Base\Params $params, $offset = 0, $limit = 20, $order = null)</text:p>
      <text:p text:style-name="P14"><text:s text:c="2"/>{</text:p>
      <text:p text:style-name="P14"><text:s text:c="6"/>$order = $this-&gt;normalizeSort($order);</text:p>
      <text:p text:style-name="P14"/>
      <text:p text:style-name="P14"><text:s text:c="6"/>$queryBuilder = $this-&gt;createQueryBuilder($params);</text:p>
      <text:p text:style-name="P14"><text:s text:c="6"/>$queryBuilder-&gt;setSpecsFile($this-&gt;searchSpecsFile);</text:p>
      <text:p text:style-name="P14"><text:s text:c="6"/>$queryBuilder-&gt;caseSensitiveRanges = $this-&gt;caseSensitiveRanges;</text:p>
      <text:p text:style-name="P14"><text:s text:c="6"/>$queryBuilder-&gt;caseSensitiveBooleans = $this-&gt;caseSensitiveBooleans;</text:p>
      <text:p text:style-name="P14"/>
      <text:p text:style-name="P14"><text:s text:c="6"/>$queryParams = new \VuFind\Service\Solr\ParamBag();</text:p>
      <text:p text:style-name="P14"><text:s text:c="6"/>$queryParams-&gt;set('start', $offset);</text:p>
      <text:p text:style-name="P14"><text:s text:c="6"/>$queryParams-&gt;set('rows', $limit);</text:p>
      <text:p text:style-name="P14"><text:s text:c="6"/>$queryParams-&gt;set('fields', '*, score');</text:p>
      <text:p text:style-name="P14"><text:s text:c="6"/>$queryParams-&gt;set('sort', $order);</text:p>
      <text:p text:style-name="P14"/>
      <text:p text:style-name="P14"><text:s text:c="6"/>$queryParams-&gt;mergeWith($queryBuilder-&gt;buildQuery($query));</text:p>
      <text:p text:style-name="P14"/>
      <text:p text:style-name="P14"><text:s text:c="6"/>// debug</text:p>
      <text:p text:style-name="P14"><text:s text:c="6"/>if ($this-&gt;logger) {</text:p>
      <text:p text:style-name="P14"><text:s text:c="10"/>$debugMsg = 'Search options: ' . print_r($this-&gt;solrSearchParams, true);</text:p>
      <text:p text:style-name="P14"><text:s text:c="10"/>$this-&gt;logger-&gt;debug($debugMsg);</text:p>
      <text:p text:style-name="P14"><text:s text:c="6"/>}</text:p>
      <text:p text:style-name="P14"/>
      <text:p text:style-name="P14"><text:s text:c="6"/>return $this-&gt;select($queryParams);</text:p>
      <text:p text:style-name="P14"><text:s text:c="2"/>}</text:p>
      <text:p text:style-name="P14"/>
      <text:p text:style-name="P14"/>
      <text:p text:style-name="P14">The search function instantiates a query builder based on the search</text:p>
      <text:p text:style-name="P14">configuration and configures the builder according to the connector</text:p>
      <text:p text:style-name="P14"><text:soft-page-break/>settings (search specs, case sensitivity). It creates a ParamBag with</text:p>
      <text:p text:style-name="P14">default SOLR query options and merges the ParamBag with request</text:p>
      <text:p text:style-name="P14">parameters created by the builder based on the user search and its</text:p>
      <text:p text:style-name="P14">configuration.</text:p>
      <text:p text:style-name="P14"/>
      <text:p text:style-name="P14">The query builder constructor reads the search configuration and sets</text:p>
      <text:p text:style-name="P14">up things like facetting etc. in respective ParamBags. The</text:p>
      <text:p text:style-name="P14">QueryBuilder::buildQuery() function reduces the Query if it is a query</text:p>
      <text:p text:style-name="P14">group and transforms the user search into SOLR request parameters</text:p>
      <text:p text:style-name="P14">according to the search specifications.</text:p>
      <text:p text:style-name="P14"/>
      <text:p text:style-name="P14">1.3 Things that currently not work</text:p>
      <text:p text:style-name="P14">-----------------------------------</text:p>
      <text:p text:style-name="P14"/>
      <text:p text:style-name="P14">1.3.1 Highlighting and spellchecking</text:p>
      <text:p text:style-name="P14">~~~~~~~~~~~~~~~~~~~~~~~~~~~~~~~~~~~~~</text:p>
      <text:p text:style-name="P14"/>
      <text:p text:style-name="P14">Design limitation: hl and spellcheck are not stored in</text:p>
      <text:p text:style-name="P14">VuFind\Search\Solr\Params but VuFind\Search\Solr\Options. The</text:p>
      <text:p text:style-name="P14">respective code is in QueryBuilder::_construct() but commented out.</text:p>
      <text:p text:style-name="P14"/>
      <text:p text:style-name="P14">1.3.2 Field collapsing</text:p>
      <text:p text:style-name="P14">~~~~~~~~~~~~~~~~~~~~~~~</text:p>
      <text:p text:style-name="P14"/>
      <text:p text:style-name="P14">There is a initFieldCollapsing() in VuFind\Connection\Solr but it uses</text:p>
      <text:p text:style-name="P14">the user parameter `group' which was not as far as I could see passed</text:p>
      <text:p text:style-name="P14">to the old search(). Adding more SOLR search parameters in the query</text:p>
      <text:p text:style-name="P14">builder is easy.</text:p>
      <text:p text:style-name="P14"/>
      <text:p text:style-name="P14">1.3.3 Search specs loading (maybe)</text:p>
      <text:p text:style-name="P14">~~~~~~~~~~~~~~~~~~~~~~~~~~~~~~~~~~~</text:p>
      <text:p text:style-name="P14"/>
      <text:p text:style-name="P14">Loading the search specs has changed from a call to a static method on</text:p>
      <text:p text:style-name="P14">\VuFind\Config\Reader to using an instance of</text:p>
      <text:p text:style-name="P14">\VuFind\Config\SearchSpecsLoader.</text:p>
      <text:p text:style-name="P14"/>
      <text:p text:style-name="P14">@Demian: I think this is case where ServiceLocatorization has gone to</text:p>
      <text:p text:style-name="P14">far. For the QueryBuilder loading the search specs is a one-shot call:</text:p>
      <text:p text:style-name="P14">load(filename) returns array(). AFAIK the SearchSpecLoader is a</text:p>
      <text:p text:style-name="P14">specialized generic YAML loader w/ support for caching. There's</text:p>
      <text:p text:style-name="P14">nothing the QueryBuilder needs to setup -- A call to a static method</text:p>
      <text:p text:style-name="P14">is totally sufficient and a simpler solution than to pass a service</text:p>
      <text:p text:style-name="P14">locator all way down.</text:p>
      <text:p text:style-name="P14"/>
      <text:p text:style-name="P14">I have the same feeling for the logger: AFAIK every class that needs</text:p>
      <text:p text:style-name="P14">logging performs a one-shot call: log(PRIORITY, MESSAGE) - done. What</text:p>
      <text:p text:style-name="P14">the logger does with this is totally irrelevant for the class using a</text:p>
      <text:p text:style-name="P14">logger. Internally the Logger might use different logging instances or</text:p>
      <text:p text:style-name="P14">whatever -- doesn't matter for the user of the class.</text:p>
      <text:p text:style-name="P14"/>
      <text:p text:style-name="P14">1.3.4 Coercing search handler to lower-case</text:p>
      <text:p text:style-name="P14">~~~~~~~~~~~~~~~~~~~~~~~~~~~~~~~~~~~~~~~~~~~~</text:p>
      <text:p text:style-name="P14"/>
      <text:p text:style-name="P14">Briefly discussed recently, easy to implement.</text:p>
      <text:p text:style-name="P14"/>
      <text:p text:style-name="P14">1.4 Looking ahead</text:p>
      <text:p text:style-name="P14">------------------</text:p>
      <text:p text:style-name="P14"/>
      <text:p text:style-name="P14">(Priority refers to my priority, no necessarily to the overall</text:p>
      <text:p text:style-name="P14">priority)</text:p>
      <text:p text:style-name="P14"/>
      <text:p text:style-name="P14"><text:soft-page-break/>1.4.1 Refactor Params, Results, Options, Records</text:p>
      <text:p text:style-name="P14">~~~~~~~~~~~~~~~~~~~~~~~~~~~~~~~~~~~~~~~~~~~~~~~~~</text:p>
      <text:p text:style-name="P14">Priority: high</text:p>
      <text:p text:style-name="P14"/>
      <text:p text:style-name="P14">See the other mail.</text:p>
      <text:p text:style-name="P14"/>
      <text:p text:style-name="P14">1.4.2 Connector names and classes</text:p>
      <text:p text:style-name="P14">~~~~~~~~~~~~~~~~~~~~~~~~~~~~~~~~~~</text:p>
      <text:p text:style-name="P14">Priority: high</text:p>
      <text:p text:style-name="P14"/>
      <text:p text:style-name="P14">Currently VF uses different class for connectors that only differ in</text:p>
      <text:p text:style-name="P14">the search specification (auth, stats) and a different class for a</text:p>
      <text:p text:style-name="P14">connector that differs in the search specification and in some helper</text:p>
      <text:p text:style-name="P14">methods for core maintainance (reserves).</text:p>
      <text:p text:style-name="P14"/>
      <text:p text:style-name="P14">With the service locator in place we better capture these differences</text:p>
      <text:p text:style-name="P14">by calling our connectors names: E.g. the core named `biblio' is an</text:p>
      <text:p text:style-name="P14">instance of `VuFind\Service\Solr\Connector', uses search specs</text:p>
      <text:p text:style-name="P14">such-and-such, and uses case-senstive booleans or ranges. Handling</text:p>
      <text:p text:style-name="P14">reserves might be better moved to a separate class that uses a</text:p>
      <text:p text:style-name="P14">Connector.</text:p>
      <text:p text:style-name="P14"/>
      <text:p text:style-name="P14">1.4.3 Split Connector class</text:p>
      <text:p text:style-name="P14">~~~~~~~~~~~~~~~~~~~~~~~~~~~~</text:p>
      <text:p text:style-name="P14">Priority: middle</text:p>
      <text:p text:style-name="P14"/>
      <text:p text:style-name="P14">class Connector</text:p>
      <text:p text:style-name="P14">class ShardingConnector extends Connector</text:p>
      <text:p text:style-name="P14">class MultiIndexConnector extends ShardingConnector</text:p>
      <text:p text:style-name="P14"/>
      <text:p text:style-name="P14">Move all sharding related stuff in a separate class and move all</text:p>
      <text:p text:style-name="P14">mindex related stuff in a subclass of the sharding connector.</text:p>
      <text:p text:style-name="P14"/>
      <text:p text:style-name="P14">See also: VUFIND-316</text:p>
      <text:p text:style-name="P14"/>
      <text:p text:style-name="P14">1.4.4 Worldcat, Summon, SRU</text:p>
      <text:p text:style-name="P14">~~~~~~~~~~~~~~~~~~~~~~~~~~~~</text:p>
      <text:p text:style-name="P14">Priority: low</text:p>
      <text:p text:style-name="P14"/>
      <text:p text:style-name="P14">Should use the same search function signature. After a quick look at</text:p>
      <text:p text:style-name="P14">the code I assume that the hardest part is the untangling of reading</text:p>
      <text:p text:style-name="P14">the user search and creating the request parameters. WorldCat is based</text:p>
      <text:p text:style-name="P14">on SRU, SRU uses CQL -- translating the Query should be rather easy in</text:p>
      <text:p text:style-name="P14">this case. Map the search handler to CQL fields.</text:p>
      <text:p text:style-name="P14"/>
      <text:p text:style-name="P14">Best,</text:p>
      <text:p text:style-name="P19"><text:s/>-- David</text:p>
      <text:p text:style-name="P6"><text:line-break/></text:p>
      <text:p text:style-name="P6">**********************<text:line-break/><text:span text:style-name="T1">Demian Katz, 17.9.2012<text:line-break/><text:line-break/>Questions/comments:</text:span></text:p>
      <text:p text:style-name="P14"/>
      <text:p text:style-name="P14">1.) A practical question as a relative Git novice -- do you have suggestions regarding the best way to review a PR like this? <text:s/>I've done my best by browsing through the history using TortoiseGit, but given the long history (which includes multiple merges), it's easy to miss details in all the noise. <text:s/>Is there an easy way to get a high-level summary of all the diffs between your branch and my master (short of checking out two copies and diffing the code)?</text:p>
      <text:p text:style-name="P14"/>
      <text:p text:style-name="P14"><text:soft-page-break/>2.) I pulled your code and tried to run it, and immediately got a fatal error due to \VuFind\Log\Logger::getInstance() being undefined. <text:s/>I also noticed a reference to a \Hord_Yaml class that does not exist (it's \Horde_Yaml). <text:s/>I'm assuming these are last-minute problems related to service locator issues; we'll have to get on the same page about these before moving forward with the PR.</text:p>
      <text:p text:style-name="P14"/>
      <text:p text:style-name="P14">3.) Your PR includes some changes to \VuFind\Connection\Solr. <text:s/>If this class is no longer being used (except as a parent class to legacy classes that haven't been refactored yet), what is the purpose of these changes?</text:p>
      <text:p text:style-name="P14"/>
      <text:p text:style-name="P14">4.) Regarding 1.3.1, since you can get the Options object out of the Params object, why not just use $params-&gt;getOptions() to resolve the broken highlighting/spellchecking problem? <text:s/>The design may not be ideal, but that can be addressed by future refactoring. <text:s/>Might as well avoid breaking features for now.</text:p>
      <text:p text:style-name="P14"/>
      <text:p text:style-name="P14">5.) Regarding 1.3.2, field collapsing is currently used in just one place: \VuFind\Statistics\Driver\Solr::getBrowserStats(), which uses the SolrStats class rather than the base Solr class. <text:s/>(This has to do with generating reports based on statistics collected into the stats index, for use in the AdminController's statisticsAction). <text:s/>We should definitely retain the ability to do this, but if you want to rename or otherwise adjust anything, please do whatever you think is most logical -- it's easy to adjust the Solr Stats Driver to match, and there is no BC issue since this is a new feature.</text:p>
      <text:p text:style-name="P14"/>
      <text:p text:style-name="P14">6.) Regarding 1.3.3, as I mentioned in my earlier separate thread, I think we're best off sticking with the Service Locator to ensure that statically cached objects work consistently and that we don't end up building redundant objects. <text:s/>Given that you have a factory method for the query builder, it's pretty trivial to just pass the service locator down from the top (\VuFind\Connection\Manager --&gt; \VuFind\Service\Solr\Connector --&gt; \VuFind\Service\Solr\QueryBuilder). <text:s/>If you still feel this can be done without the service locator, go ahead and try -- code speaks louder than theory -- but I think it's going to have a knock-on effect of requiring more things to make more static calls, and then it turns into a case of working against the framework instead of working with it. <text:s/>For better or worse, the service locator is the preferred way of dealing with static resources in ZF2.</text:p>
      <text:p text:style-name="P14"/>
      <text:p text:style-name="P14">7.) I'd definitely like to see the 1.3.4 issue resolved before pushing this into master -- as you say, it shouldn't be too much work.</text:p>
      <text:p text:style-name="P14"/>
      <text:p text:style-name="P14">8.) Regarding 1.4.2, I agree that it makes a lot of sense to use a service locator to get properly configured connection instances rather than having a bunch of subclasses for the sole purpose of differentiating configuration. <text:s/>We'll still need subclasses in some cases (i.e. the index-specific write routines used for statistics and reserves), but as you say, these types of routines may be able to be refactored away from the connectors. <text:s/>We can set up aliases for backward compatibility (i.e. SolrAuth --&gt; authority, etc.); this may help us clean up some inconsistencies in the interfaces of some of the command line tools (i.e. optimize.php takes a core name, but many of the other tools take the name of a Solr connection class).</text:p>
      <text:p text:style-name="P14"/>
      <text:p text:style-name="P14">Hopefully that all makes sense. <text:s/>Once again, let me know if you need my help with anything. <text:s/>Unless there's something I can do to help in the meantime, I'll wait until you address some of these issues before taking another look. <text:s/>Hopefully we're pretty close to the point where I can run this on my test server and put it through its paces. <text:s/>Once we get that far, I'll be a bit more confident about pushing it into master.</text:p>
      <text:p text:style-name="P14"/>
      <text:p text:style-name="P20">- Demian</text:p>
      <text:p text:style-name="P7">David Maus, 18.9.2012</text:p>
      <text:p text:style-name="P7"/>
      <text:p text:style-name="P16">At Mon, 17 Sep 2012 17:42:20 +0000,</text:p>
      <text:p text:style-name="P19">Demian Katz wrote:</text:p>
      <text:p text:style-name="P2"><text:soft-page-break/>Questions/comments:</text:p>
      <text:p text:style-name="P3"/>
      <text:p text:style-name="P2">1.) A practical question as a relative Git novice -- do you have</text:p>
      <text:p text:style-name="P2">suggestions regarding the best way to review a PR like this? <text:s/>I've</text:p>
      <text:p text:style-name="P2">done my best by browsing through the history using TortoiseGit, but</text:p>
      <text:p text:style-name="P2">given the long history (which includes multiple merges), it's easy</text:p>
      <text:p text:style-name="P2">to miss details in all the noise. <text:s/>Is there an easy way to get a</text:p>
      <text:p text:style-name="P2">high-level summary of all the diffs between your branch and my</text:p>
      <text:p text:style-name="P4">master (short of checking out two copies and diffing the code)?</text:p>
      <text:p text:style-name="P14">Command line offers</text:p>
      <text:p text:style-name="P14"/>
      <text:p text:style-name="P14">git log master..t/refactor-solr</text:p>
      <text:p text:style-name="P14"/>
      <text:p text:style-name="P14">which shows only commits of t/refactor solr.</text:p>
      <text:p text:style-name="P14"/>
      <text:p text:style-name="P14">All classes where created from scratch (added as a whole) thus</text:p>
      <text:p text:style-name="P14"/>
      <text:p text:style-name="P14">git diff d9710a855d8307f71455a7308ac05ffc73f20609</text:p>
      <text:p text:style-name="P19"/>
      <text:p text:style-name="P2">2.) I pulled your code and tried to run it, and immediately got a</text:p>
      <text:p text:style-name="P2">fatal error due to \VuFind\Log\Logger::getInstance() being</text:p>
      <text:p text:style-name="P2">undefined. <text:s/>I also noticed a reference to a \Hord_Yaml class that</text:p>
      <text:p text:style-name="P2">does not exist (it's \Horde_Yaml). <text:s/>I'm assuming these are</text:p>
      <text:p text:style-name="P2">last-minute problems related to service locator issues; we'll have</text:p>
      <text:p text:style-name="P2">to get on the same page about these before moving forward with the</text:p>
      <text:p text:style-name="P4">PR.</text:p>
      <text:p text:style-name="P14">These two should be fixed by now.</text:p>
      <text:p text:style-name="P19"/>
      <text:p text:style-name="P2">3.) Your PR includes some changes to \VuFind\Connection\Solr. <text:s/>If</text:p>
      <text:p text:style-name="P2">this class is no longer being used (except as a parent class to</text:p>
      <text:p text:style-name="P2">legacy classes that haven't been refactored yet), what is the</text:p>
      <text:p text:style-name="P4">purpose of these changes?</text:p>
      <text:p text:style-name="P14">I kept this class in order to test the new vs. the old implementation;</text:p>
      <text:p text:style-name="P14">the changes in there make it possible to compare the SOLR request</text:p>
      <text:p text:style-name="P14">created by the old legacy class against the output of QueryBuilder &amp;</text:p>
      <text:p text:style-name="P14">Co.</text:p>
      <text:p text:style-name="P14"/>
      <text:p text:style-name="P14">More tomorrow.</text:p>
      <text:p text:style-name="P14"/>
      <text:p text:style-name="P14">Best,</text:p>
      <text:p text:style-name="P20"><text:s text:c="2"/>-- David</text:p>
      <text:p text:style-name="P8">Demian Katz, 18.9.2012</text:p>
      <text:p text:style-name="P8"/>
      <text:p text:style-name="P12">Command line offers</text:p>
      <text:p text:style-name="P3"/>
      <text:p text:style-name="P2">git log master..t/refactor-solr</text:p>
      <text:p text:style-name="P3"/>
      <text:p text:style-name="P2">which shows only commits of t/refactor solr.</text:p>
      <text:p text:style-name="P3"/>
      <text:p text:style-name="P2">All classes where created from scratch (added as a whole) thus</text:p>
      <text:p text:style-name="P3"/>
      <text:p text:style-name="P4">git diff d9710a855d8307f71455a7308ac05ffc73f20609</text:p>
      <text:p text:style-name="P14"><text:soft-page-break/>Thanks, I'll keep that in mind!</text:p>
      <text:p text:style-name="P19"/>
      <text:p text:style-name="P4">These two should be fixed by now.</text:p>
      <text:p text:style-name="P14">Thanks.</text:p>
      <text:p text:style-name="P19"/>
      <text:p text:style-name="P21">3.) Your PR includes some changes to \VuFind\Connection\Solr. <text:s/>If this</text:p>
      <text:p text:style-name="P21">class is no longer being used (except as a parent class to legacy</text:p>
      <text:p text:style-name="P21">classes that haven't been refactored yet), what is the purpose of</text:p>
      <text:p text:style-name="P23">these changes?</text:p>
      <text:p text:style-name="P2">I kept this class in order to test the new vs. the old implementation; the</text:p>
      <text:p text:style-name="P2">changes in there make it possible to compare the SOLR request created by the</text:p>
      <text:p text:style-name="P4">old legacy class against the output of QueryBuilder &amp; Co.</text:p>
      <text:p text:style-name="P14">Makes sense.</text:p>
      <text:p text:style-name="P14"/>
      <text:p text:style-name="P14">Would you like me to pull this down and test it tomorrow, or are there still pending changes you wish to finish first? <text:s/>Let me know when you'd like me to attempt the next pull and I'll take a look at the current state of the code.</text:p>
      <text:p text:style-name="P14"/>
      <text:p text:style-name="P20">- Demian</text:p>
      <text:p text:style-name="P9">David Maus, 19.9.2012</text:p>
      <text:p text:style-name="P17">At Tue, 18 Sep 2012 15:46:03 +0000,</text:p>
      <text:p text:style-name="P19">Demian Katz wrote:</text:p>
      <text:p text:style-name="P21">Command line offers</text:p>
      <text:p text:style-name="P22"/>
      <text:p text:style-name="P21">git log master..t/refactor-solr</text:p>
      <text:p text:style-name="P22"/>
      <text:p text:style-name="P21">which shows only commits of t/refactor solr.</text:p>
      <text:p text:style-name="P22"/>
      <text:p text:style-name="P21">All classes where created from scratch (added as a whole) thus</text:p>
      <text:p text:style-name="P22"/>
      <text:p text:style-name="P23">git diff d9710a855d8307f71455a7308ac05ffc73f20609</text:p>
      <text:p text:style-name="P2">Thanks, I'll keep that in mind!</text:p>
      <text:p text:style-name="P5"/>
      <text:p text:style-name="P23">These two should be fixed by now.</text:p>
      <text:p text:style-name="P2">Thanks.</text:p>
      <text:p text:style-name="P5"/>
      <text:p text:style-name="P24">3.) Your PR includes some changes to \VuFind\Connection\Solr. <text:s/>If this</text:p>
      <text:p text:style-name="P24">class is no longer being used (except as a parent class to legacy</text:p>
      <text:p text:style-name="P24">classes that haven't been refactored yet), what is the purpose of</text:p>
      <text:p text:style-name="P25">these changes?</text:p>
      <text:p text:style-name="P21">I kept this class in order to test the new vs. the old implementation; the</text:p>
      <text:p text:style-name="P21"><text:soft-page-break/>changes in there make it possible to compare the SOLR request created by the</text:p>
      <text:p text:style-name="P23">old legacy class against the output of QueryBuilder &amp; Co.</text:p>
      <text:p text:style-name="P2">Makes sense.</text:p>
      <text:p text:style-name="P3"/>
      <text:p text:style-name="P2">Would you like me to pull this down and test it tomorrow, or are there still pending changes you wish to finish first? <text:s/>Let me know when you'd like me to attempt the next pull and I'll take a look at the current state of the code.</text:p>
      <text:p text:style-name="P5"/>
      <text:p text:style-name="P14">I realized that this branch is not ready for a merge to master -- what</text:p>
      <text:p text:style-name="P14">I really want you to do is to check it out and take a look at the</text:p>
      <text:p text:style-name="P14">query building process to see if it works like the old one,</text:p>
      <text:p text:style-name="P14">i.e. creates the same SOLR queries. I think that this is the case;</text:p>
      <text:p text:style-name="P14">tested with simple searches, both Lucene + Dismax and advanced</text:p>
      <text:p text:style-name="P14">searches.</text:p>
      <text:p text:style-name="P14"/>
      <text:p text:style-name="P14">Best,</text:p>
      <text:p text:style-name="P20"><text:s text:c="2"/>-- David</text:p>
      <text:p text:style-name="P10">Demian Katz, 19.9.2012</text:p>
      <text:p text:style-name="P10"/>
      <text:p text:style-name="P13">I realized that this branch is not ready for a merge to master -- what I</text:p>
      <text:p text:style-name="P2">really want you to do is to check it out and take a look at the query building</text:p>
      <text:p text:style-name="P2">process to see if it works like the old one, i.e. creates the same SOLR</text:p>
      <text:p text:style-name="P2">queries. I think that this is the case; tested with simple searches, both</text:p>
      <text:p text:style-name="P4">Lucene + Dismax and advanced searches.</text:p>
      <text:p text:style-name="P14">I just did a quick experiment this morning -- I spun up copies of VuFind 1.x and VuFind 2.0 with your PR and pointed them at the same index. <text:s/>Then I did an advanced search for:</text:p>
      <text:p text:style-name="P14"/>
      <text:p text:style-name="P14">Title:sawyer OR Author:twain</text:p>
      <text:p text:style-name="P14"/>
      <text:p text:style-name="Preformatted_20_Text"><text:span text:style-name="T3">(i.e. </text:span><text:a xlink:type="simple" xlink:href="http://test-server/vufind/Search/Results?join=AND&amp;bool0"><text:span text:style-name="T3">http://test-server/vufind/Search/Results?join=AND&amp;bool0</text:span></text:a><text:span text:style-name="T3">[]=OR&amp;lookfor0[]=sawyer&amp;lookfor0[]=twain&amp;type0[]=Title&amp;type0[]=Author)</text:span></text:p>
      <text:p text:style-name="P14"/>
      <text:p text:style-name="P14">The result set is the same, but the relevance ranking is completely different. <text:s/>I'm not sure if this is a bug or simply a side effect of slightly different query construction, but it's definitely a difference of some sort. <text:s/>The 1.x results seem to heavily favor the initial title clause -- all the hits have "Sawyer" in the title -- while the 2.0 results seem more random; I can't easily identify a particular pattern to the ordering.</text:p>
      <text:p text:style-name="P14"/>
      <text:p text:style-name="P14">A couple of theories, not based on deep investigation:</text:p>
      <text:p text:style-name="P14"/>
      <text:p text:style-name="P14">1.) Perhaps this has something to do with placement of parentheses</text:p>
      <text:p text:style-name="P14">2.) Perhaps this has something to do with the explicit "score asc" sorting I see specified in the 2.0 parameters</text:p>
      <text:p text:style-name="P14"/>
      <text:p text:style-name="P14">Is there any chance you could expand the debug output to include the Solr request URL? <text:s/>This would make side-by-side comparison against the queries generated by the older code a little bit easier.</text:p>
      <text:p text:style-name="P14"/>
      <text:p text:style-name="P14">Anyway, I'm not going to spend more time investigating this right now -- we might as well figure this issue out before I try to find additional inconsistencies. <text:s/>I'm leaving the debugging to you on the assumption that you can do it faster than I can and may have some more informed theories, but if you would like me to spend more time on this myself, I'm willing to dig a little deeper. <text:s/>Just let me know if/when you need me to take another look!</text:p>
      <text:p text:style-name="P14"/>
      <text:p text:style-name="P20"><text:soft-page-break/>- Demian</text:p>
      <text:p text:style-name="P11">Davis Maus, 23.9.2012</text:p>
      <text:p text:style-name="P11"/>
      <text:p text:style-name="P18">At Wed, 19 Sep 2012 13:37:47 +0000,</text:p>
      <text:p text:style-name="P19">Demian Katz wrote:</text:p>
      <text:p text:style-name="P21">I realized that this branch is not ready for a merge to master -- what I</text:p>
      <text:p text:style-name="P21">really want you to do is to check it out and take a look at the query building</text:p>
      <text:p text:style-name="P21">process to see if it works like the old one, i.e. creates the same SOLR</text:p>
      <text:p text:style-name="P21">queries. I think that this is the case; tested with simple searches, both</text:p>
      <text:p text:style-name="P23">Lucene + Dismax and advanced searches.</text:p>
      <text:p text:style-name="P2">I just did a quick experiment this morning -- I spun up copies of</text:p>
      <text:p text:style-name="P2">VuFind 1.x and VuFind 2.0 with your PR and pointed them at the same</text:p>
      <text:p text:style-name="P2">index. <text:s/>Then I did an advanced search for:</text:p>
      <text:p text:style-name="P3"/>
      <text:p text:style-name="P2">Title:sawyer OR Author:twain</text:p>
      <text:p text:style-name="P3"/>
      <text:p text:style-name="P1"><text:span text:style-name="T2">(i.e. </text:span><text:a xlink:type="simple" xlink:href="http://test-server/vufind/Search/Results?join=AND&amp;bool0"><text:span text:style-name="T3">http://test-server/vufind/Search/Results?join=AND&amp;bool0</text:span></text:a><text:span text:style-name="T2">[]=OR&amp;lookfor0[]=sawyer&amp;lookfor0[]=twain&amp;type0[]=Title&amp;type0[]=Auth</text:span><text:span text:style-name="T2">or)</text:span></text:p>
      <text:p text:style-name="P3"/>
      <text:p text:style-name="P2">The result set is the same, but the relevance ranking is completely different. <text:s/>I'm not sure if this is a bug or simply a side effect of slightly different query construction, but it's definitely a difference of some sort. <text:s/>The 1.x results seem to heavily favor the initial title clause -- all the hits have "Sawyer" in the title -- while the 2.0 results seem more random; I can't easily identify a particular pattern to the ordering.</text:p>
      <text:p text:style-name="P3"/>
      <text:p text:style-name="P2">A couple of theories, not based on deep investigation:</text:p>
      <text:p text:style-name="P3"/>
      <text:p text:style-name="P2">1.) Perhaps this has something to do with placement of parentheses</text:p>
      <text:p text:style-name="P2">2.) Perhaps this has something to do with the explicit "score asc" sorting I see specified in the 2.0 parameters</text:p>
      <text:p text:style-name="P3"/>
      <text:p text:style-name="P2">Is there any chance you could expand the debug output to include the</text:p>
      <text:p text:style-name="P2">Solr request URL? <text:s/>This would make side-by-side comparison against</text:p>
      <text:p text:style-name="P4">the queries generated by the older code a little bit easier.</text:p>
      <text:p text:style-name="P14">Thanks for check the branch. I'll try to debug the difference in</text:p>
      <text:p text:style-name="P14">relevancy/ranking and add better logging to the new Connector.</text:p>
      <text:p text:style-name="P14"/>
      <text:p text:style-name="P14">Best,</text:p>
      <text:p text:style-name="P19"><text:s text:c="2"/>-- David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Devanagari2" style:font-size-complex="10pt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style:contextual-spacing="false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file-name text:display="name-and-extension">solr.connection.refactored.odt</text:file-n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wissbib </meta:initial-creator>
    <meta:creation-date>2013-02-20T14:24:30</meta:creation-date>
    <meta:generator>LibreOffice/3.6$Linux_X86_64 LibreOffice_project/58f22d5-270d05a-e2abed1-ea17a85-9b5702</meta:generator>
    <dc:date>2013-02-20T16:39:49</dc:date>
    <dc:creator>swissbib </dc:creator>
    <meta:editing-duration>PT4M9S</meta:editing-duration>
    <meta:editing-cycles>10</meta:editing-cycles>
    <meta:document-statistic meta:table-count="0" meta:image-count="0" meta:object-count="0" meta:page-count="9" meta:paragraph-count="307" meta:word-count="2970" meta:character-count="19675" meta:non-whitespace-character-count="16601"/>
  </office:meta>
</office:document-meta>
</file>